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12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1.963cm"/>
    </style:style>
    <style:style style:name="co6" style:family="table-column">
      <style:table-column-properties fo:break-before="auto" style:column-width="1.78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olumnPresenceCardinali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DEN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-1 D</text:p>
          </table:table-cell>
          <table:table-cell office:value-type="string" calcext:value-type="string">
            <text:p>Card-6 GS</text:p>
          </table:table-cell>
          <table:table-cell office:value-type="string" calcext:value-type="string">
            <text:p>Card-7 SI</text:p>
          </table:table-cell>
          <table:table-cell office:value-type="string" calcext:value-type="string">
            <text:p>CodeList</text:p>
          </table:table-cell>
        </table:table-row>
        <table:table-row table:style-name="ro1">
          <table:table-cell office:value-type="string" calcext:value-type="string">
            <text:p>11 01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1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2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2 001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3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 03 001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9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10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1 10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1 000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1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2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7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0 000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8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2 009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8 000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8 001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9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09 001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0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10 001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0 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2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11 015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8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6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19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1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2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6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7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19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1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2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6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19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1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2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3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06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4 000 000</text:p>
          </table:table-cell>
          <table:table-cell table:number-columns-repeated="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4 03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4 017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00 000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0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31 000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6 031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6 034 000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34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20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20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21 000 0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21 017 0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00 00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35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1 036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2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37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39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3 038 000</text:p>
          </table:table-cell>
          <table:table-cell table:number-columns-repeated="7" office:value-type="string" calcext:value-type="string">
            <text:p>b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3 042 000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41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4 000 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5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4 008 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4 014 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3:41:09.250483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dc:date>2021-12-12T14:46:45.667500132</dc:date>
    <meta:editing-duration>PT52M23S</meta:editing-duration>
    <meta:editing-cycles>10</meta:editing-cycles>
    <meta:document-statistic meta:table-count="1" meta:cell-count="1280" meta:object-count="0"/>
  </office:meta>
</office:document-meta>
</file>